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Buffer.popSymbol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Buffer.getMethod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Buffer.setFinalServiceMethodStatement( ObjInfo finalStateme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print( PrintWriter out , boolean format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deBuffer.CodeBuffer( CodeBuff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putSymbol( String symbol , ObjInfo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setSymbolTable( Hash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getServiceMethodReturn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deBuffer.addServiceMethodStatement( String stat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getFinalServiceMethod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getServiceMethod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getExte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getConstructor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addInitializerStatement( String stat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addImport( String impor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deBuffer.getInitializer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Buffer.clearSymbol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deBuffer.getImp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appendIfNecessary( PrintWriter pw , StringBuffer bu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deBuffer.addConstructorStatement( String stat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get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addImplements( String impor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deBuffer.getField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Buffer.putSymbolIndex( String prefix , Integer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deBuffer.getServiceMethod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Buffer.setPackageName( String 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addServiceMethodException( String except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deBuffer.addConstructorException( String except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deBuffer.buildNewSymbol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deBuffer.getSymbol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getSymbolIndex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deBuffer.addFieldDeclaration( String stat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merge( CodeBuffer otherC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deBuffer.getPackag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getConstructor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Buffer.setServiceMethodReturnType( Class serviceMethod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toString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CodeBuffer.setExtends( String extend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addMethodDeclaration( String stat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getConstructor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getService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pushSymbol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Cod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deBuffer.symbolTableIsSta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addConstructorArgument( ObjInfo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Buffer.getSymbol( String symb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deBuffer.setServiceMethodName( String service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